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1298ee" officeooo:paragraph-rsid="001298ee"/>
    </style:style>
    <style:style style:name="P2" style:family="paragraph" style:parent-style-name="Standard">
      <style:paragraph-properties fo:line-height="200%" fo:text-align="center" style:justify-single-word="false"/>
      <style:text-properties style:font-name="Times New Roman" officeooo:rsid="001298ee" officeooo:paragraph-rsid="001298ee"/>
    </style:style>
    <style:style style:name="P3" style:family="paragraph" style:parent-style-name="Standard">
      <style:paragraph-properties fo:line-height="200%" fo:text-align="start" style:justify-single-word="false"/>
      <style:text-properties style:font-name="Times New Roman" officeooo:rsid="001298ee" officeooo:paragraph-rsid="001be377"/>
    </style:style>
    <style:style style:name="P4" style:family="paragraph" style:parent-style-name="Standard">
      <style:paragraph-properties fo:line-height="200%" fo:text-align="start" style:justify-single-word="false"/>
      <style:text-properties style:font-name="Times New Roman" officeooo:rsid="001298ee" officeooo:paragraph-rsid="001e3a12"/>
    </style:style>
    <style:style style:name="P5" style:family="paragraph" style:parent-style-name="Standard">
      <style:paragraph-properties fo:line-height="200%" fo:text-align="start" style:justify-single-word="false"/>
      <style:text-properties style:font-name="Times New Roman" officeooo:rsid="001298ee" officeooo:paragraph-rsid="0029de1b"/>
    </style:style>
    <style:style style:name="P6" style:family="paragraph" style:parent-style-name="Standard">
      <style:paragraph-properties fo:line-height="200%" fo:text-align="start" style:justify-single-word="false"/>
      <style:text-properties style:font-name="Times New Roman" officeooo:rsid="001298ee" officeooo:paragraph-rsid="001e3a12"/>
    </style:style>
    <style:style style:name="T1" style:family="text">
      <style:text-properties officeooo:rsid="00208895"/>
    </style:style>
    <style:style style:name="T2" style:family="text">
      <style:text-properties officeooo:rsid="00241388"/>
    </style:style>
    <style:style style:name="T3" style:family="text">
      <style:text-properties officeooo:rsid="0038b185"/>
    </style:style>
    <style:style style:name="T4" style:family="text">
      <style:text-properties officeooo:rsid="003a9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5-01</text:p>
      <text:p text:style-name="P1">Carmen Valentín</text:p>
      <text:p text:style-name="P1">12/1<text:span text:style-name="T4">2</text:span>/2016</text:p>
      <text:p text:style-name="P2">Compsición 3: Tus vacaciones favoritas</text:p>
      <text:p text:style-name="P2"/>
      <text:p text:style-name="P3"><text:tab/><text:span text:style-name="T2">Mis vacaciones favoritísimas son cuando mi familia y yo fuimos camping a la Sierra Nevada, que es un lugar en Califronia con muchos montañas, desde el diez de agosto hasta el catorce de agosto de dos mil dieciseis. Fuimos camping por cuatro días, que era muy difícil para nos porque caminamos a un lugar nuevo lejos de nosotros cada día. Era el más difícil para mí de nosotros porque mi mochilla era el mochilla más grande de todos de nuestros. Sin embargo, me gusta mucho esto viaje porque el tiempo estaba el mejor tiempo de mi vida. Hacían mucho sol y perfectísimo tiempo todos los días, y por eso, nos divertimos durante el viaje.</text:span></text:p>
      <text:p text:style-name="P3"/>
      <text:p text:style-name="P5"><text:tab/><text:span text:style-name="T3">El primero día me desperté a las nueve menos dieciseis y en seguida me levanté del cama. Mi padre me mostró cómo hacer huevos y salchicas para desayuno. Despúes de comer, mi familia y yo salimos de la casa y conducimos a un lago que lo atravesamos en un barco pequeño. Después, nos bajamos del barco y empezamos a caminar. Este día también estaba muy difícil porque tuvimos que caminar por ocho horas. Cuando llegamos al primero camping, estábamos cansadísimos. Sin embargo, por el segundo día, nosotros seguíamos a caminar a nuestro destinitario. Caminábamos más rapido que hicimos por el padaso día. Despúes de solo tres horas, llegamos a nuestro camping, y luego, mi hermano y yo subíamos a una montaña mientras nuestros padres se despertaban despúes de hacer las tiendas. Trajimos algunas meriendas con nos porque tuvimos hambre. También, tuvimos calor y, por eso, llevamos panalones cortos, un sombreo y una camiseta cada. Cuando llegamos a la cima, veimos una piscina natural. ¡Ella era incredible! No supe si la existía, entonces quise nadar en ella. La agua </text:span><text:soft-page-break/><text:span text:style-name="T3">estaba muy frío, pero me gustó ella. Despúes de nadar, nos vestimos y luego regresamos al camping. El día siguiente, volvimos a la montaña y fuimos a la cima. Pasamos el día todo ahí y saqué muchos fotos. En el día final mi familia y yo caminamos al lago y regressamaos a nuestro casa.</text:span></text:p>
      <text:p text:style-name="P4"/>
      <text:p text:style-name="P4"><text:tab/><text:span text:style-name="T1">Estos vacaciones son mis mejores vacaciones porque eran perfectos. Fue el solo viaje que no usé ninguna tecnología y además me divertí. La clima no había mal nunca, ella siempre estaba buenismima. También, estuve en los montañas con mi familia y mi familia es muy importante para mí y, por eso, disfruté el viaje muc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8:03:26.897354000</meta:creation-date>
    <dc:date>2016-12-13T11:00:04.716930000</dc:date>
    <meta:editing-duration>PT9H42M46S</meta:editing-duration>
    <meta:editing-cycles>21</meta:editing-cycles>
    <meta:generator>LibreOffice/5.2.3.3$MacOSX_X86_64 LibreOffice_project/d54a8868f08a7b39642414cf2c8ef2f228f780cf</meta:generator>
    <meta:print-date>2016-12-13T10:48:55.984740000</meta:print-date>
    <meta:document-statistic meta:table-count="0" meta:image-count="0" meta:object-count="0" meta:page-count="2" meta:paragraph-count="8" meta:word-count="413" meta:character-count="2396" meta:non-whitespace-character-count="1988"/>
  </office:meta>
</office:document-meta>
</file>